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4" style:family="table-column">
      <style:table-column-properties fo:break-before="auto" style:column-width="0.892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7"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75" style:family="table-row">
      <style:table-row-properties style:row-height="0.222in" fo:break-before="auto" style:use-optimal-row-height="true"/>
    </style:style>
    <style:style style:name="ro78" style:family="table-row">
      <style:table-row-properties style:row-height="0.3736in" fo:break-before="auto" style:use-optimal-row-height="true"/>
    </style:style>
    <style:style style:name="ro79" style:family="table-row">
      <style:table-row-properties style:row-height="2.1898in" fo:break-before="auto" style:use-optimal-row-height="true"/>
    </style:style>
    <style:style style:name="ro80" style:family="table-row">
      <style:table-row-properties style:row-height="1.1307in" fo:break-before="auto" style:use-optimal-row-height="true"/>
    </style:style>
    <style:style style:name="ro81" style:family="table-row">
      <style:table-row-properties style:row-height="1.1236in" fo:break-before="auto" style:use-optimal-row-height="true"/>
    </style:style>
    <style:style style:name="ro82" style:family="table-row">
      <style:table-row-properties style:row-height="4.2953in" fo:break-before="auto" style:use-optimal-row-height="true"/>
    </style:style>
    <style:style style:name="ro83" style:family="table-row">
      <style:table-row-properties style:row-height="0.5252in" fo:break-before="auto" style:use-optimal-row-height="true"/>
    </style:style>
    <style:style style:name="ro84" style:family="table-row">
      <style:table-row-properties style:row-height="2.0382in" fo:break-before="auto" style:use-optimal-row-height="true"/>
    </style:style>
    <style:style style:name="ro85" style:family="table-row">
      <style:table-row-properties style:row-height="2.6346in" fo:break-before="auto" style:use-optimal-row-height="true"/>
    </style:style>
    <style:style style:name="ro86" style:family="table-row">
      <style:table-row-properties style:row-height="2.6709in" fo:break-before="auto" style:use-optimal-row-height="true"/>
    </style:style>
    <style:style style:name="ro90" style:family="table-row">
      <style:table-row-properties style:row-height="2.7953in" fo:break-before="auto" style:use-optimal-row-height="true"/>
    </style:style>
    <style:style style:name="ro91" style:family="table-row">
      <style:table-row-properties style:row-height="1.4335in" fo:break-before="auto" style:use-optimal-row-height="true"/>
    </style:style>
    <style:style style:name="ro92" style:family="table-row">
      <style:table-row-properties style:row-height="0.9791in" fo:break-before="auto" style:use-optimal-row-height="true"/>
    </style:style>
    <style:style style:name="ro93" style:family="table-row">
      <style:table-row-properties style:row-height="1.8866in" fo:break-before="auto" style:use-optimal-row-height="true"/>
    </style:style>
    <style:style style:name="ro94" style:family="table-row">
      <style:table-row-properties style:row-height="1.2819in" fo:break-before="auto" style:use-optimal-row-height="true"/>
    </style:style>
    <style:style style:name="ro95" style:family="table-row">
      <style:table-row-properties style:row-height="2.8307in" fo:break-before="auto" style:use-optimal-row-height="true"/>
    </style:style>
    <style:style style:name="ro96" style:family="table-row">
      <style:table-row-properties style:row-height="3.1335in" fo:break-before="auto" style:use-optimal-row-height="true"/>
    </style:style>
    <style:style style:name="ro97" style:family="table-row">
      <style:table-row-properties style:row-height="4.202in" fo:break-before="auto" style:use-optimal-row-height="true"/>
    </style:style>
    <style:style style:name="ro98" style:family="table-row">
      <style:table-row-properties style:row-height="3.2492in" fo:break-before="auto" style:use-optimal-row-height="true"/>
    </style:style>
    <style:style style:name="ro99" style:family="table-row">
      <style:table-row-properties style:row-height="2.6437in" fo:break-before="auto" style:use-optimal-row-height="true"/>
    </style:style>
    <style:style style:name="ro100" style:family="table-row">
      <style:table-row-properties style:row-height="2.3772in" fo:break-before="auto" style:use-optimal-row-height="true"/>
    </style:style>
    <style:style style:name="ro101" style:family="table-row">
      <style:table-row-properties style:row-height="3.098in" fo:break-before="auto" style:use-optimal-row-height="true"/>
    </style:style>
    <style:style style:name="ro102" style:family="table-row">
      <style:table-row-properties style:row-height="2.2256in" fo:break-before="auto" style:use-optimal-row-height="true"/>
    </style:style>
    <style:style style:name="ro103" style:family="table-row">
      <style:table-row-properties style:row-height="2.0744in" fo:break-before="auto" style:use-optimal-row-height="true"/>
    </style:style>
    <style:style style:name="ro104" style:family="table-row">
      <style:table-row-properties style:row-height="2.9465in" fo:break-before="auto" style:use-optimal-row-height="true"/>
    </style:style>
    <style:style style:name="ro112" style:family="table-row">
      <style:table-row-properties style:row-height="2.3409in" fo:break-before="auto" style:use-optimal-row-height="true"/>
    </style:style>
    <style:style style:name="ro113" style:family="table-row">
      <style:table-row-properties style:row-height="1.5846in" fo:break-before="auto" style:use-optimal-row-height="true"/>
    </style:style>
    <style:style style:name="ro114" style:family="table-row">
      <style:table-row-properties style:row-height="1.8425in" fo:break-before="auto" style:use-optimal-row-height="true"/>
    </style:style>
    <style:style style:name="ro115" style:family="table-row">
      <style:table-row-properties style:row-height="1.9228in" fo:break-before="auto" style:use-optimal-row-height="true"/>
    </style:style>
    <style:style style:name="ro116" style:family="table-row">
      <style:table-row-properties style:row-height="1.7362in" fo:break-before="auto" style:use-optimal-row-height="true"/>
    </style:style>
    <style:style style:name="ro117" style:family="table-row">
      <style:table-row-properties style:row-height="2.154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6" style:family="table-cell" style:parent-style-name="Default">
      <style:table-cell-properties fo:wrap-option="wrap"/>
    </style:style>
    <style:style style:name="ce7" style:family="table-cell" style:parent-style-name="Default" style:data-style-name="N100">
      <style:table-cell-properties style:text-align-source="fix" style:repeat-content="false" fo:wrap-option="wrap"/>
      <style:paragraph-properties fo:text-align="start"/>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82" style:family="table-cell" style:parent-style-name="Default" style:data-style-name="N100">
      <style:table-cell-properties fo:wrap-option="wrap"/>
      <style:text-properties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style>
    <style:style style:name="ce4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8" style:family="table-cell" style:parent-style-name="Default" style:data-style-name="N100">
      <style:table-cell-properties fo:wrap-option="wrap"/>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ce72"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73"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7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75" style:family="table-cell" style:parent-style-name="Default" style:data-style-name="N100">
      <style:table-cell-properties fo:background-color="transparent" fo:wrap-option="wrap"/>
    </style:style>
    <style:style style:name="ce76"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92"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T1" style:family="text">
      <style:text-properties fo:font-weight="bold" style:font-weight-asian="bold" style:font-weight-complex="bold"/>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54" style:family="text">
      <style:text-properties fo:font-size="12pt" style:font-size-asian="12pt" style:font-size-complex="12pt"/>
    </style:style>
    <style:style style:name="T55" style:family="text">
      <style:text-properties style:font-name="Arial" fo:font-size="10pt" style:font-name-asian="Arial Unicode MS" style:font-size-asian="10pt" style:font-name-complex="Arial Unicode MS" style:font-size-complex="10pt"/>
    </style:style>
    <style:style style:name="T56"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57" style:family="text">
      <style:text-properties style:font-name="F" fo:font-size="12pt"/>
    </style:style>
    <style:style style:name="T67" style:family="text">
      <style:text-properties style:font-name="Arial" fo:font-size="8pt" style:font-name-asian="Arial" style:font-size-asian="8pt" style:font-name-complex="Arial" style:font-size-complex="4.59999990463257pt"/>
    </style:style>
    <style:style style:name="T68"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69" style:family="text">
      <style:text-properties style:font-name="Arial Unicode MS" fo:font-size="10pt" style:font-name-asian="Arial Unicode MS" style:font-size-asian="10pt" style:font-name-complex="Arial Unicode MS" style:font-size-complex="10pt"/>
    </style:style>
    <style:style style:name="T70"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1"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72" style:family="text">
      <style:text-properties fo:font-size="10pt" style:font-name-asian="Arial Unicode MS" style:font-size-asian="10pt" style:font-name-complex="Arial Unicode MS" style:font-size-complex="10pt"/>
    </style:style>
  </office:automatic-styles>
  <office:body>
    <office:spreadsheet>
      <table:table table:name="MTF and Time Factors" table:style-name="ta1">
        <table:table-column table:style-name="co85" table:default-cell-style-name="ce1"/>
        <table:table-column table:style-name="co95" table:default-cell-style-name="ce1"/>
        <table:table-column table:style-name="co3" table:default-cell-style-name="ce1"/>
        <table:table-column table:style-name="co4" table:default-cell-style-name="ce1"/>
        <table:table-column table:style-name="co96" table:default-cell-style-name="ce1"/>
        <table:table-column table:style-name="co97" table:default-cell-style-name="ce1"/>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75">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78">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79">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0">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1">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55">The word “fact” is the 77th word on the page. <text:s/></text:span></text:p>
            <text:p><text:span text:style-name="T56">TF = 77</text:span><text:span text:style-name="T55"> ? </text:span></text:p>
            <text:p><text:span text:style-name="T55"/></text:p>
            <text:p><text:span text:style-name="T57">The letter that follows talks about a time factor. <text:s/>See next entry in this spreadsheet.</text:span></text:p>
            <text:p><text:span text:style-name="T53"/></text:p>
          </table:table-cell>
        </table:table-row>
        <table:table-row table:style-name="ro82">
          <table:table-cell office:value-type="string">
            <text:p>6</text:p>
          </table:table-cell>
          <table:table-cell office:value-type="string">
            <text:p>62</text:p>
          </table:table-cell>
          <table:table-cell table:style-name="ce72" office:value-type="string">
            <text:p>January 15, 1927</text:p>
          </table:table-cell>
          <table:table-cell/>
          <table:table-cell table:style-name="ce3"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text:span><text:span text:style-name="T31">While I want to use it wisely, together with a little other money I have saved, I feel it is my duty to </text:span><text:span text:style-name="T31">tell you what I intend to do with it.</text:span></text:p>
            <text:p><text:span text:style-name="T31"/></text:p>
            <text:p><text:span text:style-name="T31">I have been studying the Bible night and day for many years, and I believe that I have found in it </text:span><text:span text:style-name="T31">the key to all prophecy, -- the rules foretelling the events in the history of the country, the </text:span><text:span text:style-name="T31">progress in invention, and also rules for forecasting the future of stocks and commodities. I have </text:span><text:span text:style-name="T31">been reading some books and studying commodities and stocks and have applied the rules as I </text:span><text:span text:style-name="T31">understand them from the Bible. <text:s/>I feel sure that I am able to foretell what is going to happen in </text:span><text:span text:style-name="T31">stocks and commodities, and I am very anxious to make some money out of it so that I can go to </text:span><text:span text:style-name="T31">New York and join Walter there, where I will have greater advantages and can study and </text:span><text:span text:style-name="T31">experiment with some inventions which I have in mind.</text:span></text:p>
            <text:p><text:span text:style-name="T31"/></text:p>
            <text:p><text:span text:style-name="T31">From the teachings of the Bible and the methods which I have worked out, I feel confident that </text:span><text:span text:style-name="T31">the price of cotton is going very high this Spring. I figure that there are going to be some heavy </text:span><text:span text:style-name="T31">floods along the Mississippi River, and that there will be a late, wet Spring, and that the demand </text:span><text:span text:style-name="T31">for cotton will greatly increase, helping to put prices very high. <text:s/>Therefore, I have decided to use </text:span><text:span text:style-name="T31">the </text:span><text:span text:style-name="T32">$500.00</text:span><text:span text:style-name="T31"> which you gave me and another </text:span><text:span text:style-name="T32">$500.00</text:span><text:span text:style-name="T31"> which I have saved up, to buy cotton to </text:span><text:span text:style-name="T31">hold for the Spring and Summer. I would like to have your opinion of this venture. <text:s/>Assuring you </text:span><text:span text:style-name="T31">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53"/></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83">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76">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21">TF = 5 ?</text:span></text:p>
            <text:p>“The Palace of Minos” is quoted, using the capital letters, it is 374 = 360 + 14. <text:s/></text:p>
            <text:p>The page number is 77.</text:p>
            <text:p>“100 years or 1000 years” is mentioned earlier on the page.</text:p>
          </table:table-cell>
        </table:table-row>
        <table:table-row table:style-name="ro84">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88" office:value-type="string">
            <text:p>See the counts for the quotes and all-caps phrases on this page. <text:s/>It may be that all the quotes in this chapter are giving Time Factors to be used with LOV.</text:p>
          </table:table-cell>
        </table:table-row>
        <table:table-row table:style-name="ro85">
          <table:table-cell/>
          <table:table-cell office:value-type="string">
            <text:p>82</text:p>
          </table:table-cell>
          <table:table-cell table:style-name="ce73"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76" office:value-type="string">
            <text:p>“New York American” is italicized and reduces to 76 in numerology. <text:s/>“New York “American” is again mentioned on page 77. <text:s/>82 – 77 = 5. <text:s/>Time factor of 5?</text:p>
            <text:p><text:span text:style-name="T67"/></text:p>
            <text:p><text:span text:style-name="T68">Fides Intrepida: F = 6, I = 9: TF = 69?</text:span></text:p>
            <text:p><text:span text:style-name="T68">Unwavering Faith: U = 3, F = 6, TF = 36?</text:span></text:p>
            <text:p><text:span text:style-name="T68"/></text:p>
            <text:p><text:span text:style-name="T68">Evil period connected to “fact”: 1926 – 1932 (7 year period). <text:s/>Bad years 1928, 1930, 1932. <text:s/></text:span></text:p>
            <text:p><text:span text:style-name="T68"/></text:p>
            <text:p><text:span text:style-name="T68">Pope is mentioned connected to 266. <text:s/>TF = 266?</text:span></text:p>
            <text:p><text:span text:style-name="T68">Pope connection to pg. 396. <text:s/>396 – 82 = 314. <text:s/>Check to see what distance measurement is used </text:span><text:span text:style-name="T68">on pg. 396 to confirm. </text:span></text:p>
          </table:table-cell>
        </table:table-row>
        <table:table-row table:style-name="ro86">
          <table:table-cell/>
          <table:table-cell office:value-type="string">
            <text:p>101</text:p>
          </table:table-cell>
          <table:table-cell table:style-name="ce73"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76" office:value-type="string">
            <text:p>Various numbers mentioned on this page, in addition to the number 16. <text:s/>TF = 16 ?</text:p>
            <text:p/>
            <text:p>The time difference between May 7, 1927 and June 9 , 1927 is exactly 33 days. <text:s/>TF = 33?</text:p>
          </table:table-cell>
        </table:table-row>
        <table:table-row table:style-name="ro90">
          <table:table-cell/>
          <table:table-cell office:value-type="string">
            <text:p>140-141 (“fact” mentioned on pg. 141).</text:p>
          </table:table-cell>
          <table:table-cell table:style-name="ce73"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76" office:value-type="string">
            <text:p>141 is 1.414 or sqrt(2).</text:p>
            <text:p/>
            <text:p>Is the station important to the time factor in some way? <text:s/>Also, it appears Lindbergh may be connected to the factor also. <text:s/></text:p>
          </table:table-cell>
        </table:table-row>
        <table:table-row table:style-name="ro91">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2">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6"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3">
          <table:table-cell table:style-name="Default"/>
          <table:table-cell office:value-type="string">
            <text:p>177</text:p>
          </table:table-cell>
          <table:table-cell table:style-name="ce74"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6"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84">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6"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6" office:value-type="string">
            <text:p>Hotel Vanderbilt: H = 8, V = 4. <text:s/>TF = 84?</text:p>
          </table:table-cell>
        </table:table-row>
        <table:table-row table:style-name="ro92">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94">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6"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1">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95">
          <table:table-cell/>
          <table:table-cell office:value-type="string">
            <text:p>201-202. <text:s/>Note: It is pg. 202 that has the word "factor".</text:p>
          </table:table-cell>
          <table:table-cell table:number-columns-repeated="2"/>
          <table:table-cell table:style-name="ce75"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96">
          <table:table-cell/>
          <table:table-cell office:value-type="string">
            <text:p>205</text:p>
          </table:table-cell>
          <table:table-cell table:number-columns-repeated="2"/>
          <table:table-cell table:style-name="ce75"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text:span><text:span text:style-name="T1">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69"/></text:p>
            <text:p><text:span text:style-name="T69">pg. 208 = 52 * 4</text:span></text:p>
          </table:table-cell>
        </table:table-row>
        <table:table-row table:style-name="ro97">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6"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98">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text:span><text:span text:style-name="T1">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6"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99">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6"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00">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ext:span><text:span text:style-name="T21">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6"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99">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6" office:value-type="string">
            <text:p>Emphasis on “ring” and “beautiful”. <text:s/></text:p>
            <text:p>(Probably Christmas).</text:p>
          </table:table-cell>
        </table:table-row>
        <table:table-row table:style-name="ro101">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6" office:value-type="string">
            <text:p>RG's speech has 342 words. <text:s/>TF = 342 ?</text:p>
            <text:p>342 = 18 * 19</text:p>
            <text:p>342 = 6 * 57</text:p>
            <text:p/>
            <text:p>Holy Trinity: <text:s/>TF = 3 ? </text:p>
          </table:table-cell>
        </table:table-row>
        <table:table-row table:style-name="ro102">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6"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03">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6"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80">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6"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04">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6" office:value-type="string">
            <text:p>Attack on San Francisco happened on pg. 290.</text:p>
            <text:p/>
            <text:p>What is the “age of the young men”? <text:s/>Anything to do with RG's 21st or 22nd birthday? <text:s/></text:p>
          </table:table-cell>
        </table:table-row>
        <table:table-row table:style-name="ro112">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6" office:value-type="string">
            <text:p>Possible repeat of: </text:p>
            <text:p>1) Los Angeles</text:p>
            <text:p>2) San Francisco</text:p>
            <text:p>3) Portland</text:p>
            <text:p>4) Seattle</text:p>
            <text:p/>
            <text:p>Loss of “Pacific Coast”: P=7, C=3: TF = 73?</text:p>
            <text:p/>
          </table:table-cell>
        </table:table-row>
        <table:table-row table:style-name="ro84">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6" office:value-type="string">
            <text:p>1917 – 1812 = 105. <text:s/>TF = 105 ?</text:p>
            <text:p>Layfayette: L=3. <text:s/>105 * 3 = 315. <text:s/>TF = 315?</text:p>
            <text:p>Canada: C=3. <text:s/></text:p>
          </table:table-cell>
        </table:table-row>
        <table:table-row table:style-name="ro84">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6" office:value-type="string">
            <text:p>Nation's birthday: July 4.</text:p>
            <text:p/>
            <text:p>“The Nation's”: T=2, N=5: <text:s/>TF = <text:span text:style-name="T1">25</text:span> ?</text:p>
            <text:p/>
            <text:p>155th anniversary: TF = 155 ?</text:p>
            <text:p/>
            <text:p>Declaration of Independence: D=4, I=9: TF = 49 ?</text:p>
            <text:p/>
            <text:p><text:span text:style-name="T70">Declaration of Independence (letter count):</text:span></text:p>
            <text:p><text:span text:style-name="T70">11 + 2 + 12 =</text:span><text:span text:style-name="T71"> </text:span><text:span text:style-name="T70">25. <text:s text:c="2"/>TF <text:s/>= </text:span><text:span text:style-name="T71">25</text:span><text:span text:style-name="T70"> ? </text:span></text:p>
            <text:p><text:span text:style-name="T70">155 – 25 = 130. <text:s/>TF = 130 ?</text:span></text:p>
          </table:table-cell>
        </table:table-row>
        <table:table-row table:style-name="ro79">
          <table:table-cell/>
          <table:table-cell table:style-name="ce7"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84">
          <table:table-cell/>
          <table:table-cell table:style-name="ce7"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13">
          <table:table-cell/>
          <table:table-cell table:style-name="ce7"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84">
          <table:table-cell/>
          <table:table-cell table:style-name="ce7"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14">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text:span><text:span text:style-name="T21">ammunition."</text:span></text:p>
          </table:table-cell>
          <table:table-cell/>
        </table:table-row>
        <table:table-row table:style-name="ro99">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69">5 + 5 + 7 = 17.</text:span></text:p>
            <text:p><text:span text:style-name="T69">5 + 5 + 7 + 7 = 24.</text:span></text:p>
            <text:p><text:span text:style-name="T69">5 + 5 + 7 + 2 + 7 = 26.</text:span></text:p>
            <text:p><text:span text:style-name="T53"/></text:p>
            <text:p><text:span text:style-name="T69">“</text:span><text:span text:style-name="T69">Tunnel thru the Air”: T=2, A=1: TF = 21 ?</text:span></text:p>
            <text:p><text:span text:style-name="T69">“</text:span><text:span text:style-name="T69">Tunnel thru the Air” (letter counts): 16. <text:s/>TF = 16 ?</text:span></text:p>
          </table:table-cell>
        </table:table-row>
        <table:table-row table:style-name="ro93">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15">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84">
          <table:table-cell/>
          <table:table-cell office:value-type="string">
            <text:p>345-346 (“factory” mentioned on pg. 346).</text:p>
          </table:table-cell>
          <table:table-cell table:style-name="ce3"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94">
          <table:table-cell/>
          <table:table-cell office:value-type="string">
            <text:p>348-349 (“fact” mentioned on pg. 349).</text:p>
          </table:table-cell>
          <table:table-cell table:style-name="ce3"/>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79">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2">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2">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2">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text:span><text:span text:style-name="T1">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99">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ext:span><text:span text:style-name="T21">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02">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16">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16">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117">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92" office:value-type="string">
            <text:p><text:span text:style-name="T72">Radio message (word count): </text:span></text:p>
            <text:p><text:span text:style-name="T72">3 + 16 + 12 = 31. <text:s/>TF = 31 ?</text:span></text:p>
            <text:p><text:span text:style-name="T72">Radio message (letter count): 132. <text:s/>TF = 132 ?</text:span></text:p>
            <text:p><text:span text:style-name="T72">Radio message (line count): 3. <text:s/>TF = 3 ?</text:span></text:p>
          </table:table-cell>
        </table:table-row>
        <table:table-row table:style-name="ro116">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92"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9">07/29/2013</text:date>, <text:time>19:3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3-07-29T19:38:39</dc:date>
    <meta:editing-duration>P16DT4H16M55S</meta:editing-duration>
    <meta:editing-cycles>291</meta:editing-cycles>
    <meta:generator>LibreOffice/3.3$Unix LibreOffice_project/330m18$Build-4</meta:generator>
    <meta:document-statistic meta:table-count="16" meta:cell-count="1423" meta:object-count="0"/>
  </office:meta>
</office:document-meta>
</file>